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e7" draw:textarea-horizontal-align="justify" draw:textarea-vertical-align="middle" draw:auto-grow-height="false"/>
    </style:style>
    <style:style style:name="gr2" style:family="graphic" style:parent-style-name="objectwithoutfill" style:list-style-name="L1">
      <style:graphic-properties draw:stroke="solid" draw:stroke-dash="Dash_20_2" svg:stroke-width="0.6cm" svg:stroke-color="#cacd33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6cm" svg:stroke-color="#cacd33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3cm" svg:stroke-color="#02b025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3cm" svg:stroke-color="#02b025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3cm" svg:stroke-color="#02b025" draw:marker-start="" draw:marker-start-width="0.75cm" draw:marker-start-center="false" draw:marker-end="" draw:marker-end-width="0.75cm" draw:marker-end-center="false" svg:stroke-opacity="100%" draw:stroke-linejoin="round" svg:stroke-linecap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3cm" svg:stroke-color="#02b025" draw:marker-start="" draw:marker-start-width="0.75cm" draw:marker-start-center="false" draw:marker-end="" draw:marker-end-width="0.75cm" draw:marker-end-center="false" svg:stroke-opacity="100%" draw:stroke-linejoin="round" svg:stroke-linecap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.3cm" svg:stroke-color="#02b025" draw:marker-start-width="0.75cm" draw:marker-end-width="0.75cm" svg:stroke-linecap="round" draw:fill="solid" draw:fill-color="#00ae00" draw:textarea-horizontal-align="center" draw:textarea-vertical-align="middle" fo:padding-top="0.275cm" fo:padding-bottom="0.275cm" fo:padding-left="0.4cm" fo:padding-right="0.4cm" draw:shadow="hidden"/>
    </style:style>
    <style:style style:name="gr9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3.185cm" fo:min-width="8.292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32pt" style:language-asian="zxx" style:country-asian="none" style:font-style-asian="normal" style:font-weight-asian="normal" style:font-family-complex="'Bitstream Ver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Varela Round'" style:font-pitch="variable" fo:font-weight="normal" style:font-weight-asian="normal" style:font-weight-complex="normal"/>
    </style:style>
    <style:style style:name="P5" style:family="paragraph">
      <style:text-properties fo:color="#02b025" fo:font-family="'Varela Round'" style:font-pitch="variable" fo:font-size="60pt" fo:letter-spacing="normal" fo:font-weight="normal" style:letter-kerning="true" style:font-size-asian="60pt" style:font-weight-asian="normal" style:font-size-complex="60pt" style:font-weight-complex="normal" style:text-scale="120%"/>
    </style:style>
    <style:style style:name="T1" style:family="text">
      <style:text-properties fo:color="#02b025" fo:font-family="'Varela Round'" style:font-pitch="variable" fo:font-size="60pt" fo:letter-spacing="normal" fo:font-weight="normal" style:letter-kerning="true" style:font-size-asian="60pt" style:font-weight-asian="normal" style:font-size-complex="60pt" style:font-weight-complex="normal" style:text-scale="12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.346cm" svg:y="2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2" draw:text-style-name="P2" draw:layer="layout" svg:width="6.893cm" svg:height="5.985cm" svg:x="5.125cm" svg:y="5.296cm" svg:viewBox="0 0 6894 5986" draw:points="641,0 0,5218 6253,5986 6894,768">
            <text:p/>
          </draw:polyline>
          <draw:polyline draw:style-name="gr3" draw:text-style-name="P2" draw:layer="layout" svg:width="8.336cm" svg:height="3.119cm" svg:x="4.66cm" svg:y="3.593cm" svg:viewBox="0 0 8337 3120" draw:points="0,2097 4489,0 8337,3120">
            <text:p/>
          </draw:polyline>
        </draw:g>
        <draw:g>
          <draw:polyline draw:style-name="gr4" draw:text-style-name="P2" draw:layer="layout" svg:width="6.564cm" svg:height="5.693cm" svg:x="5.311cm" svg:y="5.41cm" svg:viewBox="0 0 6565 5694" draw:points="609,0 0,4963 5955,5694 6565,731">
            <text:p/>
          </draw:polyline>
          <draw:polyline draw:style-name="gr5" draw:text-style-name="P2" draw:layer="layout" svg:width="7.939cm" svg:height="2.968cm" svg:x="4.867cm" svg:y="3.79cm" svg:viewBox="0 0 7940 2969" draw:points="0,1994 4275,0 7940,2969">
            <text:p/>
          </draw:polyline>
        </draw:g>
        <draw:g>
          <draw:path draw:style-name="gr6" draw:text-style-name="P3" draw:layer="layout" svg:width="1.345cm" svg:height="1.731cm" svg:x="7.07cm" svg:y="7.831cm" svg:viewBox="0 0 1346 1732" svg:d="M10 0c-148 1558 1336 1732 1336 1732l-14-3">
            <text:p/>
          </draw:path>
          <draw:path draw:style-name="gr7" draw:text-style-name="P3" draw:layer="layout" svg:width="1.653cm" svg:height="1.315cm" svg:x="8.416cm" svg:y="8.26cm" svg:viewBox="0 0 1654 1316" svg:d="M1654 0c-177 1554-1654 1301-1654 1301l15 3">
            <text:p/>
          </draw:path>
        </draw:g>
        <draw:line draw:style-name="gr8" draw:text-style-name="P1" draw:layer="layout" svg:x1="7.245cm" svg:y1="6.512cm" svg:x2="8.161cm" svg:y2="6.289cm">
          <text:p/>
        </draw:line>
        <draw:line draw:style-name="gr8" draw:text-style-name="P1" draw:layer="layout" svg:x1="10.357cm" svg:y1="6.895cm" svg:x2="9.522cm" svg:y2="6.457cm">
          <text:p/>
        </draw:line>
        <draw:frame draw:style-name="gr9" draw:text-style-name="P5" draw:layer="layout" svg:width="8.892cm" svg:height="3.535cm" svg:x="4.315cm" svg:y="11.012cm">
          <draw:text-box>
            <text:p text:style-name="P4"><text:span text:style-name="T1">FH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03T17:19:32</meta:creation-date>
    <dc:date>2017-01-27T15:37:26</dc:date>
    <meta:editing-duration>PT1H53S</meta:editing-duration>
    <meta:editing-cycles>10</meta:editing-cycles>
    <meta:generator>OpenOffice/4.1.3$Unix OpenOffice.org_project/413m1$Build-9783</meta:generator>
    <meta:document-statistic meta:object-count="13"/>
  </office:meta>
</office:document-meta>
</file>